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image/png" manifest:full-path="Pictures/100000000000025800000258B44F144F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opacity="100%" draw:textarea-horizontal-align="center" draw:textarea-vertical-align="middle" draw:color-mode="standard" draw:luminance="0%" draw:contrast="0%" draw:gamma="100%" draw:red="0%" draw:green="0%" draw:blue="0%" fo:clip="rect(0.305cm 0cm 0.254cm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086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77cm" fo:min-width="1.077cm"/>
    </style:style>
    <style:style style:name="gr4" style:family="graphic" style:parent-style-name="measure">
      <style:graphic-properties draw:textarea-horizontal-align="center" draw:textarea-vertical-align="middle" draw:show-unit="true"/>
    </style:style>
    <style:style style:name="gr5" style:family="graphic" style:parent-style-name="standard">
      <style:graphic-properties draw:marker-end="Arrow" draw:marker-end-width="0.3cm"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4.47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53cm" fo:min-width="5.679cm"/>
    </style:style>
    <style:style style:name="gr8" style:family="graphic" style:parent-style-name="standard">
      <style:graphic-properties draw:marker-end="Circle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text-properties fo:font-family="'Lucida Sans'" style:font-pitch="variable" fo:font-size="14pt"/>
    </style:style>
    <style:style style:name="P4" style:family="paragraph">
      <style:paragraph-properties fo:margin-left="0cm" fo:margin-right="0cm" fo:text-indent="0cm"/>
      <style:text-properties fo:font-family="'Lucida Sans'" style:font-pitch="variable" fo:font-size="14pt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text-properties fo:font-family="'Lucida Sans'" style:font-pitch="variable" fo:font-size="12pt"/>
    </style:style>
    <style:style style:name="T1" style:family="text">
      <style:text-properties fo:font-family="'Lucida Sans'" style:font-pitch="variable" fo:font-size="14pt"/>
    </style:style>
    <style:style style:name="T2" style:family="text">
      <style:text-properties fo:font-family="'Lucida Sans'" style:font-pitch="variable"/>
    </style:style>
    <style:style style:name="T3" style:family="text">
      <style:text-properties fo:font-family="'Lucida Sans'" style:font-pitch="variable" fo:font-size="12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14cm" svg:height="16.589cm" svg:x="0cm" svg:y="0cm">
          <draw:image xlink:href="Pictures/100000000000025800000258B44F144F.png" xlink:type="simple" xlink:show="embed" xlink:actuate="onLoad">
            <text:p text:style-name="P2"/>
          </draw:image>
        </draw:frame>
        <draw:frame draw:style-name="gr2" draw:text-style-name="P3" draw:layer="layout" svg:width="1.586cm" svg:height="0.827cm" svg:x="4.389cm" svg:y="4.468cm">
          <draw:text-box>
            <text:p text:style-name="P2"><text:span text:style-name="T1">Vent</text:span></text:p>
          </draw:text-box>
        </draw:frame>
        <draw:frame draw:style-name="gr3" draw:text-style-name="P4" draw:layer="layout" svg:width="1.577cm" svg:height="0.827cm" svg:x="10.914cm" svg:y="11.148cm">
          <draw:text-box>
            <text:p text:style-name="P2"><text:span text:style-name="T1">Base</text:span></text:p>
          </draw:text-box>
        </draw:frame>
        <draw:measure draw:style-name="gr4" draw:text-style-name="P5" draw:layer="layout" svg:x1="8.919cm" svg:y1="7.187cm" svg:x2="17.182cm" svg:y2="11.972cm">
          <text:p text:style-name="P5"><text:span text:style-name="T2">3 km</text:span><text:span text:style-name="T2"><text:measure text:kind="gap"/></text:span></text:p>
        </draw:measure>
        <draw:g>
          <draw:line draw:style-name="gr5" draw:text-style-name="P1" draw:layer="layout" svg:x1="13.414cm" svg:y1="6.525cm" svg:x2="17.151cm" svg:y2="8.534cm">
            <text:p text:style-name="P2"/>
          </draw:line>
          <draw:frame draw:style-name="gr6" draw:text-style-name="P6" draw:layer="layout" svg:width="4.977cm" svg:height="0.742cm" draw:transform="rotate (-0.49654617219348) translate (13.146cm 6.519cm)">
            <draw:text-box>
              <text:p text:style-name="P2"><text:span text:style-name="T3">4.6 km to observatory</text:span></text:p>
            </draw:text-box>
          </draw:frame>
        </draw:g>
        <draw:frame draw:style-name="gr7" draw:text-style-name="P3" draw:layer="layout" svg:width="6.179cm" svg:height="1.403cm" svg:x="3.663cm" svg:y="11.862cm">
          <draw:text-box>
            <text:p text:style-name="P2"><text:span text:style-name="T1">Typical node separation</text:span></text:p>
            <text:p text:style-name="P2"><text:span text:style-name="T1">200-400 m</text:span></text:p>
          </draw:text-box>
        </draw:frame>
        <draw:line draw:style-name="gr8" draw:text-style-name="P1" draw:layer="layout" svg:x1="12.108cm" svg:y1="11.392cm" svg:x2="13.645cm" svg:y2="10.88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ndale Sans UI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19.05cm" fo:page-height="16.5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m3$Build-8968</meta:generator>
    <meta:initial-creator>Matt Welsh</meta:initial-creator>
    <meta:creation-date>2005-11-23T10:40:48</meta:creation-date>
    <dc:creator>Matt Welsh</dc:creator>
    <dc:date>2005-11-23T10:46:50</dc:date>
    <dc:language>en-US</dc:language>
    <meta:editing-cycles>3</meta:editing-cycles>
    <meta:editing-duration>PT2M49S</meta:editing-duration>
    <meta:user-defined meta:name="Info 1"/>
    <meta:user-defined meta:name="Info 2"/>
    <meta:user-defined meta:name="Info 3"/>
    <meta:user-defined meta:name="Info 4"/>
    <meta:document-statistic meta:object-count="9"/>
  </office:meta>
</office:document-meta>
</file>